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1.29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2cm" fo:min-width="3.479cm" fo:padding-bottom="0.0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1.33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objectwithoutfill">
      <style:graphic-properties draw:marker-end="Arrowheads_20_9" draw:marker-end-width="0.3cm" draw:fill="none" draw:textarea-vertical-align="middle"/>
    </style:style>
    <style:style style:name="gr9" style:family="graphic" style:parent-style-name="objectwithoutfill">
      <style:graphic-properties draw:marker-end="Arrowheads_20_10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703cm" fo:min-width="1.88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21cm" fo:min-width="3.30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03cm" fo:min-width="2.99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351cm" fo:min-width="1.9cm"/>
      <style:paragraph-properties style:writing-mode="lr-tb"/>
    </style:style>
    <style:style style:name="gr15" style:family="graphic" style:parent-style-name="objectwithoutfill">
      <style:graphic-properties draw:marker-end="Arrowheads_20_29" draw:marker-end-width="0.3cm" draw:fill="none" draw:textarea-vertical-align="middle"/>
    </style:style>
    <style:style style:name="gr16" style:family="graphic" style:parent-style-name="objectwithoutfill">
      <style:graphic-properties draw:marker-end="Arrowheads_20_31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111cm" fo:min-width="2.992cm"/>
      <style:paragraph-properties style:writing-mode="lr-tb"/>
    </style:style>
    <style:style style:name="gr18" style:family="graphic" style:parent-style-name="objectwithoutfill">
      <style:graphic-properties draw:marker-end="Arrowheads_20_32" draw:marker-end-width="0.3cm" draw:fill="none" draw:textarea-vertical-align="middle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351cm" fo:min-width="1.9cm"/>
      <style:paragraph-properties style:writing-mode="lr-tb"/>
    </style:style>
    <style:style style:name="gr20" style:family="graphic" style:parent-style-name="objectwithoutfill">
      <style:graphic-properties draw:marker-end="Arrowheads_20_33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0.635cm" svg:x="3.857cm" svg:y="1.317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979cm" svg:height="1.27cm" svg:x="3.053cm" svg:y="4.175cm">
          <text:p text:style-name="P1">count=0</text:p>
          <text:p text:style-name="P1">i=0 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668cm" svg:height="1.905cm" svg:x="3.364cm" svg:y="6.079cm">
          <text:p text:style-name="P1">i &lt; длины Arra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5.127cm" svg:y1="1.952cm" svg:x2="5.127cm" svg:y2="2.587cm">
          <text:p/>
        </draw:line>
        <draw:line draw:style-name="gr5" draw:text-style-name="P2" draw:layer="layout" svg:x1="5.127cm" svg:y1="3.54cm" svg:x2="5.127cm" svg:y2="4.175cm">
          <text:p/>
        </draw:line>
        <draw:line draw:style-name="gr6" draw:text-style-name="P2" draw:layer="layout" svg:x1="5.193cm" svg:y1="5.444cm" svg:x2="5.193cm" svg:y2="6.08cm">
          <text:p/>
        </draw:line>
        <draw:frame draw:style-name="gr7" draw:text-style-name="P3" draw:layer="layout" svg:width="0.953cm" svg:height="0.645cm" svg:x="5.762cm" svg:y="7.657cm">
          <draw:text-box>
            <text:p>Да</text:p>
          </draw:text-box>
        </draw:frame>
        <draw:frame draw:style-name="gr7" draw:text-style-name="P3" draw:layer="layout" svg:width="1.27cm" svg:height="0.645cm" svg:x="6.715cm" svg:y="6.07cm">
          <draw:text-box>
            <text:p>Нет</text:p>
          </draw:text-box>
        </draw:frame>
        <draw:connector draw:style-name="gr8" draw:text-style-name="P2" draw:layer="layout" draw:type="line" svg:x1="2.27cm" svg:y1="7.072cm" svg:x2="3.364cm" svg:y2="7.032cm" draw:end-shape="id1" draw:end-glue-point="5" svg:d="M2270 7072l1094-40" svg:viewBox="0 0 1095 41">
          <text:p/>
        </draw:connector>
        <draw:line draw:style-name="gr9" draw:text-style-name="P2" draw:layer="layout" svg:x1="5.193cm" svg:y1="7.985cm" svg:x2="5.187cm" svg:y2="8.712cm">
          <text:p/>
        </draw:line>
        <draw:connector draw:style-name="gr10" draw:text-style-name="P2" draw:layer="layout" draw:type="line" svg:x1="5.127cm" svg:y1="9.347cm" svg:x2="5.196cm" svg:y2="10.198cm" svg:d="M5127 9347l69 851" svg:viewBox="0 0 70 852">
          <text:p/>
        </draw:connector>
        <draw:custom-shape draw:style-name="gr11" draw:text-style-name="P1" draw:layer="layout" svg:width="4.762cm" svg:height="1.905cm" svg:x="2.805cm" svg:y="8.72cm">
          <text:p text:style-name="P1">длина i-го элемента Array (строки) &lt; 3?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3.809cm" svg:height="1.271cm" svg:x="10.525cm" svg:y="14.017cm">
          <text:p text:style-name="P1">создаем newArray размером count</text:p>
          <text:p text:style-name="P1">index=0</text:p>
          <text:p text:style-name="P1">i=0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492cm" svg:height="0.953cm" svg:x="3.54cm" svg:y="11.377cm">
          <text:p text:style-name="P1">count = count+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635cm" svg:x="3.54cm" svg:y="18.362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3.81cm" svg:height="0.953cm" svg:x="3.222cm" svg:y="2.587cm">
          <text:p text:style-name="P4">Array (массив строк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0.953cm" svg:height="0.645cm" svg:x="5.444cm" svg:y="10.525cm">
          <draw:text-box>
            <text:p>Да</text:p>
          </draw:text-box>
        </draw:frame>
        <draw:frame draw:style-name="gr7" draw:text-style-name="P3" draw:layer="layout" svg:width="1.27cm" svg:height="0.645cm" svg:x="7.35cm" svg:y="8.927cm">
          <draw:text-box>
            <text:p>Нет</text:p>
          </draw:text-box>
        </draw:frame>
        <draw:line draw:style-name="gr9" draw:text-style-name="P2" draw:layer="layout" svg:x1="5.227cm" svg:y1="10.65cm" svg:x2="5.221cm" svg:y2="11.377cm">
          <text:p/>
        </draw:line>
        <draw:custom-shape draw:style-name="gr13" draw:text-style-name="P1" draw:layer="layout" svg:width="3.492cm" svg:height="0.953cm" svg:x="7.74cm" svg:y="11.377cm">
          <text:p text:style-name="P1">i элемент Array = \n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7.567cm" svg:y1="9.672cm" svg:x2="9.472cm" svg:y2="9.672cm">
          <text:p/>
        </draw:line>
        <draw:line draw:style-name="gr15" draw:text-style-name="P2" draw:layer="layout" svg:x1="9.472cm" svg:y1="9.69cm" svg:x2="9.455cm" svg:y2="11.277cm">
          <text:p/>
        </draw:line>
        <draw:custom-shape draw:style-name="gr13" draw:text-style-name="P1" draw:layer="layout" svg:width="3.492cm" svg:height="0.953cm" svg:x="3.54cm" svg:y="13.065cm">
          <text:p text:style-name="P1">i = i +1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5.227cm" svg:y1="12.35cm" svg:x2="5.221cm" svg:y2="13.077cm">
          <text:p/>
        </draw:line>
        <draw:line draw:style-name="gr10" draw:text-style-name="P2" draw:layer="layout" svg:x1="9.572cm" svg:y1="12.43cm" svg:x2="9.572cm" svg:y2="13.5cm">
          <text:p/>
        </draw:line>
        <draw:line draw:style-name="gr16" draw:text-style-name="P2" draw:layer="layout" svg:x1="9.572cm" svg:y1="13.5cm" svg:x2="7.032cm" svg:y2="13.5cm">
          <text:p/>
        </draw:line>
        <draw:line draw:style-name="gr10" draw:text-style-name="P2" draw:layer="layout" svg:x1="3.54cm" svg:y1="13.582cm" svg:x2="2.27cm" svg:y2="13.582cm">
          <text:p/>
        </draw:line>
        <draw:line draw:style-name="gr10" draw:text-style-name="P2" draw:layer="layout" svg:x1="2.27cm" svg:y1="7.132cm" svg:x2="2.27cm" svg:y2="13.482cm">
          <text:p/>
        </draw:line>
        <draw:custom-shape draw:style-name="gr3" draw:text-style-name="P1" draw:layer="layout" svg:width="3.668cm" svg:height="1.905cm" svg:x="10.666cm" svg:y="16.131cm">
          <text:p text:style-name="P1">i &lt; длины Arra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3" draw:layer="layout" svg:width="0.953cm" svg:height="0.645cm" svg:x="12.764cm" svg:y="17.709cm">
          <draw:text-box>
            <text:p>Да</text:p>
          </draw:text-box>
        </draw:frame>
        <draw:frame draw:style-name="gr7" draw:text-style-name="P3" draw:layer="layout" svg:width="1.27cm" svg:height="0.645cm" svg:x="9.572cm" svg:y="16.24cm">
          <draw:text-box>
            <text:p>Нет</text:p>
          </draw:text-box>
        </draw:frame>
        <draw:line draw:style-name="gr9" draw:text-style-name="P2" draw:layer="layout" svg:x1="12.495cm" svg:y1="18.137cm" svg:x2="12.489cm" svg:y2="18.864cm">
          <text:p/>
        </draw:line>
        <draw:connector draw:style-name="gr10" draw:text-style-name="P2" draw:layer="layout" draw:type="line" svg:x1="12.429cm" svg:y1="19.499cm" svg:x2="12.498cm" svg:y2="20.35cm" svg:d="M12429 19499l69 851" svg:viewBox="0 0 70 852">
          <text:p/>
        </draw:connector>
        <draw:custom-shape draw:style-name="gr11" draw:text-style-name="P1" draw:layer="layout" svg:width="4.762cm" svg:height="1.905cm" svg:x="10.107cm" svg:y="18.872cm">
          <text:p text:style-name="P1">элемент i newArray не равен \n?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3.492cm" svg:height="1.361cm" svg:x="10.842cm" svg:y="21.529cm">
          <text:p text:style-name="P1">элемент index newArray = элементу I Array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953cm" svg:height="0.645cm" svg:x="12.746cm" svg:y="20.677cm">
          <draw:text-box>
            <text:p>Да</text:p>
          </draw:text-box>
        </draw:frame>
        <draw:frame draw:style-name="gr7" draw:text-style-name="P3" draw:layer="layout" svg:width="1.27cm" svg:height="0.645cm" svg:x="9.572cm" svg:y="19.087cm">
          <draw:text-box>
            <text:p>Нет</text:p>
          </draw:text-box>
        </draw:frame>
        <draw:line draw:style-name="gr9" draw:text-style-name="P2" draw:layer="layout" svg:x1="12.529cm" svg:y1="20.802cm" svg:x2="12.523cm" svg:y2="21.529cm">
          <text:p/>
        </draw:line>
        <draw:line draw:style-name="gr10" draw:text-style-name="P2" draw:layer="layout" svg:x1="9.069cm" svg:y1="19.824cm" svg:x2="10.122cm" svg:y2="19.815cm">
          <text:p/>
        </draw:line>
        <draw:custom-shape draw:style-name="gr13" draw:text-style-name="P1" draw:layer="layout" svg:width="3.492cm" svg:height="0.953cm" svg:x="10.842cm" svg:y="23.817cm">
          <text:p text:style-name="P1">i = i +1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.529cm" svg:y1="23.002cm" svg:x2="12.523cm" svg:y2="23.729cm">
          <text:p/>
        </draw:line>
        <draw:line draw:style-name="gr10" draw:text-style-name="P2" draw:layer="layout" svg:x1="9.075cm" svg:y1="19.815cm" svg:x2="9.074cm" svg:y2="24.252cm">
          <text:p/>
        </draw:line>
        <draw:line draw:style-name="gr16" draw:text-style-name="P2" draw:layer="layout" svg:x1="15.705cm" svg:y1="17.06cm" svg:x2="14.434cm" svg:y2="17.052cm">
          <text:p/>
        </draw:line>
        <draw:line draw:style-name="gr10" draw:text-style-name="P2" draw:layer="layout" svg:x1="15.672cm" svg:y1="16.984cm" svg:x2="15.622cm" svg:y2="24.177cm">
          <text:p/>
        </draw:line>
        <draw:line draw:style-name="gr18" draw:text-style-name="P2" draw:layer="layout" svg:x1="12.43cm" svg:y1="7.032cm" svg:x2="12.43cm" svg:y2="14.017cm">
          <text:p/>
        </draw:line>
        <draw:line draw:style-name="gr10" draw:text-style-name="P2" draw:layer="layout" svg:x1="7.032cm" svg:y1="7.032cm" svg:x2="12.43cm" svg:y2="7.032cm">
          <text:p/>
        </draw:line>
        <draw:line draw:style-name="gr9" draw:text-style-name="P2" draw:layer="layout" svg:x1="12.495cm" svg:y1="15.337cm" svg:x2="12.489cm" svg:y2="16.064cm">
          <text:p/>
        </draw:line>
        <draw:line draw:style-name="gr10" draw:text-style-name="P2" draw:layer="layout" svg:x1="15.642cm" svg:y1="24.234cm" svg:x2="14.372cm" svg:y2="24.234cm">
          <text:p/>
        </draw:line>
        <draw:connector draw:style-name="gr8" draw:text-style-name="P2" draw:layer="layout" draw:type="line" svg:x1="9.056cm" svg:y1="24.242cm" svg:x2="10.764cm" svg:y2="24.223cm" svg:d="M9056 24242l1708-19" svg:viewBox="0 0 1709 20">
          <text:p/>
        </draw:connector>
        <draw:custom-shape draw:style-name="gr19" draw:text-style-name="P4" draw:layer="layout" svg:width="3.81cm" svg:height="0.953cm" svg:x="3.322cm" svg:y="16.54cm">
          <text:p text:style-name="P4">Вывод результата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0" draw:text-style-name="P2" draw:layer="layout" svg:x1="10.525cm" svg:y1="17.092cm" svg:x2="6.715cm" svg:y2="17.092cm">
          <text:p/>
        </draw:line>
        <draw:line draw:style-name="gr9" draw:text-style-name="P2" draw:layer="layout" svg:x1="4.795cm" svg:y1="17.537cm" svg:x2="4.789cm" svg:y2="18.26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7T20:51:05.620371909</meta:creation-date>
    <dc:date>2023-11-10T21:30:33.481038025</dc:date>
    <meta:editing-duration>PT24M10S</meta:editing-duration>
    <meta:editing-cycles>3</meta:editing-cycles>
    <meta:generator>LibreOffice/7.3.7.2$Linux_X86_64 LibreOffice_project/30$Build-2</meta:generator>
    <meta:document-statistic meta:object-count="52"/>
  </office:meta>
</office:document-meta>
</file>